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Fine_20_Dashed"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fill="solid"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marker-start="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  <style:text-properties fo:font-size="8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59cm" svg:height="5.397cm" svg:x="0.095cm" svg:y="8.353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Mode = TwoWay or OneWayToTarge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559cm" svg:height="5.397cm" svg:x="0.095cm" svg:y="0.258cm">
          <text:p text:style-name="P1">Mode = TwoWay or OneWayToSour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3.616cm" svg:height="2.699cm" svg:x="0.194cm" svg:y="5.655cm">
          <text:p text:style-name="P1">Target Obj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3" draw:layer="layout" svg:width="3.509cm" svg:height="2.699cm" svg:x="6.985cm" svg:y="5.655cm">
          <text:p text:style-name="P1">Source Objec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2" draw:layer="layout" svg:width="3.371cm" svg:height="2.159cm" svg:x="3.614cm" svg:y="1.878cm">
          <text:p text:style-name="P2">Optional IValueConverter</text:p>
          <text:p text:style-name="P2"/>
          <text:p text:style-name="P2">ConvertTargetToSou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2.002cm" svg:y1="5.655cm" svg:x2="3.614cm" svg:y2="2.957cm" draw:start-shape="id1" draw:start-glue-point="0" draw:end-shape="id2" draw:end-glue-point="3" svg:d="m2002 5655c0-1799 537-2698 1612-2698">
          <text:p/>
        </draw:connector>
        <draw:connector draw:style-name="gr5" draw:text-style-name="P3" draw:layer="layout" draw:type="curve" svg:x1="6.985cm" svg:y1="2.957cm" svg:x2="8.739cm" svg:y2="5.655cm" draw:start-shape="id2" draw:start-glue-point="1" draw:end-shape="id3" draw:end-glue-point="0" svg:d="m6985 2957c1170 0 1754 899 1754 2698">
          <text:p/>
        </draw:connector>
        <draw:custom-shape draw:style-name="gr4" draw:text-style-name="P2" draw:id="id4" draw:layer="layout" svg:width="3.52cm" svg:height="2.159cm" svg:x="3.614cm" svg:y="9.974cm">
          <text:p text:style-name="P2">Optional IValueConverter</text:p>
          <text:p text:style-name="P2"/>
          <text:p text:style-name="P2">ConvertSourceToTarg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8.739cm" svg:y1="8.354cm" svg:x2="7.134cm" svg:y2="11.053cm" draw:start-shape="id3" draw:start-glue-point="2" draw:end-shape="id4" draw:end-glue-point="1" svg:d="m8739 8354c0 1800-535 2699-1605 2699">
          <text:p/>
        </draw:connector>
        <draw:connector draw:style-name="gr5" draw:text-style-name="P3" draw:layer="layout" draw:type="curve" svg:x1="3.614cm" svg:y1="11.053cm" svg:x2="2.002cm" svg:y2="8.354cm" draw:start-shape="id4" draw:start-glue-point="3" draw:end-shape="id1" draw:end-glue-point="2" svg:d="m3614 11053c-1075 0-1612-899-1612-26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795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ent Boogaart</meta:initial-creator>
    <meta:creation-date>2009-04-18T11:34:07.81</meta:creation-date>
    <dc:date>2009-04-18T11:56:49.62</dc:date>
    <dc:creator>Kent Boogaart</dc:creator>
    <meta:editing-duration>PT00H22M42S</meta:editing-duration>
    <meta:editing-cycles>12</meta:editing-cycles>
    <meta:generator>OpenOffice.org/3.0$Win32 OpenOffice.org_project/300m15$Build-9379</meta:generator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